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150_1000_11_19" table:style-name="ta1">
        <table:shapes>
          <draw:frame draw:z-index="0" draw:style-name="gr1" draw:text-style-name="P1" svg:width="16.015cm" svg:height="8.993cm" svg:x="19.342cm" svg:y="0.527cm">
            <draw:object draw:notify-on-update-of-ranges="datos_150_1000_11_19.E2:datos_150_1000_11_19.E246 datos_150_1000_11_19.J2:datos_150_1000_11_19.J2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21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00.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51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89.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99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39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24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66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54.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37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75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67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79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60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46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89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53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35.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87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54.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02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55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32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48.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45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48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62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67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99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06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49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04.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63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54.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18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75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71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27.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66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55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90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31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09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30.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31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10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34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49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05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48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24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64.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39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42.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84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92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17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33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48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80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81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90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37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66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38.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61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97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51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39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36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46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16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37.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88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19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93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09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01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3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84.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23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81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27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31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67.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38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68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05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20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09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45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67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31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95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44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02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00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47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72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40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16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61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84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62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97.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75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61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17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37.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98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15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01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91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09.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62.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43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4.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88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81.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42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31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94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7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70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30.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47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40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51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10.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75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04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67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93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94.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05.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78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03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16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80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73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72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02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44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08.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92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83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81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96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79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22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59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73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58.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98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99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47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68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95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28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20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13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33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80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64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38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2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00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37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00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89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65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74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43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96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08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12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13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37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81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55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76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17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10.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3.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01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95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15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65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21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25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52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74.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97.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69.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90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19.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57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12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80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68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14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39.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15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00.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96.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62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69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1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84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98.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31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67.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68.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42.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72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57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90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30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29.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17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72.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51.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27.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74.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39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49.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39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54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04.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03.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84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48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76.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467.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22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63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74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375.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92.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35.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24.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131.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155.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195.0</text:p>
          </table:table-cell>
          <table:table-cell office:value-type="float" office:value="235" calcext:value-type="float">
            <text:p>235</text:p>
          </table:table-cell>
        </table:table-row>
      </table:table>
      <table:table table:name="datos_150_2000_17_12" table:style-name="ta1">
        <table:shapes>
          <draw:frame draw:z-index="0" draw:style-name="gr1" draw:text-style-name="P1" svg:width="16.011cm" svg:height="8.994cm" svg:x="19.255cm" svg:y="0.489cm">
            <draw:object draw:notify-on-update-of-ranges="datos_150_2000_17_12.E2:datos_150_2000_17_12.E246 datos_150_2000_17_12.J2:datos_150_2000_17_12.J2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07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52.0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69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22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99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70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52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14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82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84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96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77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16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08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83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89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80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30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04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85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07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66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87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68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36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23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42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49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15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83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57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00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72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15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88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33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56.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64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20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91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30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98.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72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87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52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10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94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04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44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34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60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85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57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91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02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26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34.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04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77.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93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85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50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26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69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70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31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50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58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62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19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74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90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98.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31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52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69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11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77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40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97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94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36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01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22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77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33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67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35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23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97.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43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03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18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01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00.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01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89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24.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10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60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29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67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79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78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38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84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09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68.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23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19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98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00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30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84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78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58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24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61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30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27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49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59.0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36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55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45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89.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48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84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63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87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51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04.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53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29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60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25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22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12.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12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89.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67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82.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73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88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01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92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03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21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87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41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89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02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37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45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97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15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03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28.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79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10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89.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93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794.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48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68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07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30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42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07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12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34.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96.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66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42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64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02.0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71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32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55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99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43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52.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18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52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95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62.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91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04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20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03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81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38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51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65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22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40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16.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877.0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70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45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69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66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45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36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77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849.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040.0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41.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53.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50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95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940.0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33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52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29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73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43.0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102.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88.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95.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488.0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88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152.0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13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34.0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78.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48.0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08.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276.0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24.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22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40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456.0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293.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293.0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99.0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368.0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71.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84.0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778.0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02.0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879.0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952.0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644.0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2.5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888.0</text:p>
          </table:table-cell>
          <table:table-cell table:formula="of:=[.K246]" office:value-type="float" office:value="226.166666666667" calcext:value-type="float">
            <text:p>226,166666666667</text:p>
          </table:table-cell>
          <table:table-cell table:formula="of:=AVERAGE([.J234:.J245])" office:value-type="float" office:value="226.166666666667" calcext:value-type="float">
            <text:p>226,166666666667</text:p>
          </table:table-cell>
        </table:table-row>
      </table:table>
      <table:table table:name="datos_150_4000_20_10" table:style-name="ta1">
        <table:shapes>
          <draw:frame draw:z-index="0" draw:style-name="gr1" draw:text-style-name="P1" svg:width="16.011cm" svg:height="8.994cm" svg:x="19.008cm" svg:y="0.489cm">
            <draw:object draw:notify-on-update-of-ranges="datos_150_4000_20_10.E2:datos_150_4000_20_10.E246 datos_150_4000_20_10.J2:datos_150_4000_20_10.J2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52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06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97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96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50.0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82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09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97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21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82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05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59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55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99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68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61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22.0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01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28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19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80.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33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70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89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73.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33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07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91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18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14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29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68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44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56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17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72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18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67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06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18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52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07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02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34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86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27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93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20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95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47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37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83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41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65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66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05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35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15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44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28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82.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45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80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58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95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18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05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92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72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80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90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87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73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25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23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23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00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44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12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22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71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70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69.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04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94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07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77.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71.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04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49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27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69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57.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86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52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60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82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64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55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97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53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50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76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69.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11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67.0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58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55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99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98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98.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54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58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52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16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56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84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13.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48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88.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31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76.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16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43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07.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48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99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43.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72.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74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96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55.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73.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63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17.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28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23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71.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63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13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64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01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41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45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07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28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964.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63.0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70.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86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071.0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48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65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84.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34.0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04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72.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39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66.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89.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10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70.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47.0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214.0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89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26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35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32.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57.0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06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81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84.0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40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85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40.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17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02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348.0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20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20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07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08.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26.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08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785.0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25.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925.0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18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013.0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755.0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89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24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84.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142.0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89.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71.0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63.0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859.0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20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834.0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895.0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904.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91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57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655.0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62.0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62.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86.0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44.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27.0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309.0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00.0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248.0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44.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85.0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774.0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36.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30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58.0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33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33.0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63.0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76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25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68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151.0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49.0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154.0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25.0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831.0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533.0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716.0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268.0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085.0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39.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93.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634.0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413.0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281.0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90.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304.0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00.0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20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56.0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599.0</text:p>
          </table:table-cell>
          <table:table-cell table:formula="of:=[.K246]" office:value-type="float" office:value="258.583333333333" calcext:value-type="float">
            <text:p>258,583333333333</text:p>
          </table:table-cell>
          <table:table-cell table:formula="of:=AVERAGE([.J234:.J245])" office:value-type="float" office:value="258.583333333333" calcext:value-type="float">
            <text:p>258,58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-00-0000</text:date>, <text:time style:data-style-name="N2" text:time-value="15:46:30.1345156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2T16:07:12.238146364</dc:date>
    <meta:editing-duration>PT9M19S</meta:editing-duration>
    <meta:editing-cycles>3</meta:editing-cycles>
    <meta:generator>LibreOffice/6.4.5.2$Linux_X86_64 LibreOffice_project/40$Build-2</meta:generator>
    <meta:document-statistic meta:table-count="3" meta:cell-count="738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8.994cm" xlink:href=".." xlink:type="simple" chart:class="chart:scatter" chart:style-name="ch1">
        <chart:title svg:x="5.663cm" svg:y="0.315cm" chart:style-name="ch2">
          <text:p>Entrenamiento w=1000</text:p>
        </chart:title>
        <chart:subtitle svg:x="6.059cm" svg:y="1.273cm" chart:style-name="ch3">
          <text:p>Epocas / ponderacion</text:p>
        </chart:subtitle>
        <chart:legend chart:legend-position="end" svg:x="12.502cm" svg:y="4.198cm" style:legend-expansion="high" chart:style-name="ch4"/>
        <chart:plot-area chart:style-name="ch5" table:cell-range-address="datos_150_1000_11_19.E2:datos_150_1000_11_19.E246 datos_150_1000_11_19.J2:datos_150_1000_11_19.J246" chart:data-source-has-labels="row" svg:x="1.331cm" svg:y="2.135cm" svg:width="10.851cm" svg:height="5.699cm">
          <chartooo:coordinate-region svg:x="2.138cm" svg:y="2.334cm" svg:width="9.804cm" svg:height="4.853cm"/>
          <chart:axis chart:dimension="x" chart:name="primary-x" chart:style-name="ch6">
            <chart:title svg:x="5.23cm" svg:y="8.013cm" chart:style-name="ch7">
              <text:p>Ponderacion (pbest)</text:p>
            </chart:title>
          </chart:axis>
          <chart:axis chart:dimension="y" chart:name="primary-y" chart:style-name="ch6">
            <chart:title svg:x="0.451cm" svg:y="5.584cm" chart:style-name="ch8">
              <text:p>Epocas</text:p>
            </chart:title>
            <chart:grid chart:style-name="ch9" chart:class="major"/>
          </chart:axis>
          <chart:series chart:style-name="ch10" chart:values-cell-range-address="datos_150_1000_11_19.J2:datos_150_1000_11_19.J246" loext:label-string="entrenamiento" chart:class="chart:scatter">
            <chart:domain table:cell-range-address="datos_150_1000_11_19.E2:datos_150_1000_11_19.E246"/>
            <chart:data-point chart:repeated="2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150_1000_11_19.E2:datos_150_1000_11_19.E246</svg:desc>
                </draw:g>
              </table:table-cell>
              <table:table-cell office:value-type="float" office:value="51">
                <text:p>51</text:p>
                <draw:g>
                  <svg:desc>datos_150_1000_11_19.J2:datos_150_1000_11_19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2cm" svg:height="8.995cm" xlink:href=".." xlink:type="simple" chart:class="chart:scatter" chart:style-name="ch1">
        <chart:title svg:x="5.661cm" svg:y="0.315cm" chart:style-name="ch2">
          <text:p>Entrenamiento w=2000</text:p>
        </chart:title>
        <chart:subtitle svg:x="6.057cm" svg:y="1.273cm" chart:style-name="ch3">
          <text:p>Epocas / ponderacion</text:p>
        </chart:subtitle>
        <chart:legend chart:legend-position="end" svg:x="12.498cm" svg:y="4.198cm" style:legend-expansion="high" chart:style-name="ch4"/>
        <chart:plot-area chart:style-name="ch5" table:cell-range-address="datos_150_2000_17_12.E2:datos_150_2000_17_12.E246 datos_150_2000_17_12.J2:datos_150_2000_17_12.J246" chart:data-source-has-labels="row" svg:x="1.331cm" svg:y="2.135cm" svg:width="10.847cm" svg:height="5.7cm">
          <chartooo:coordinate-region svg:x="2.138cm" svg:y="2.334cm" svg:width="9.8cm" svg:height="4.854cm"/>
          <chart:axis chart:dimension="x" chart:name="primary-x" chart:style-name="ch6">
            <chart:title svg:x="5.228cm" svg:y="8.014cm" chart:style-name="ch7">
              <text:p>Ponderacion (pbest)</text:p>
            </chart:title>
          </chart:axis>
          <chart:axis chart:dimension="y" chart:name="primary-y" chart:style-name="ch6">
            <chart:title svg:x="0.451cm" svg:y="5.585cm" chart:style-name="ch8">
              <text:p>Epocas</text:p>
            </chart:title>
            <chart:grid chart:style-name="ch9" chart:class="major"/>
          </chart:axis>
          <chart:series chart:style-name="ch10" chart:values-cell-range-address="datos_150_2000_17_12.J2:datos_150_2000_17_12.J246" loext:label-string="entrenamiento" chart:class="chart:scatter">
            <chart:domain table:cell-range-address="datos_150_2000_17_12.E2:datos_150_2000_17_12.E246"/>
            <chart:data-point chart:repeated="2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150_2000_17_12.E2:datos_150_2000_17_12.E246</svg:desc>
                </draw:g>
              </table:table-cell>
              <table:table-cell office:value-type="float" office:value="73">
                <text:p>73</text:p>
                <draw:g>
                  <svg:desc>datos_150_2000_17_12.J2:datos_150_2000_17_12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226.166666666667">
                <text:p>226.1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95cm" xlink:href=".." xlink:type="simple" chart:class="chart:scatter" chart:style-name="ch1">
        <chart:title svg:x="5.661cm" svg:y="0.315cm" chart:style-name="ch2">
          <text:p>Entrenamiento w=4000</text:p>
        </chart:title>
        <chart:subtitle svg:x="5.846cm" svg:y="1.273cm" chart:style-name="ch3">
          <text:p>Epocas / ponderaciones</text:p>
        </chart:subtitle>
        <chart:legend chart:legend-position="end" svg:x="12.498cm" svg:y="4.198cm" style:legend-expansion="high" chart:style-name="ch4"/>
        <chart:plot-area chart:style-name="ch5" table:cell-range-address="datos_150_4000_20_10.E2:datos_150_4000_20_10.E246 datos_150_4000_20_10.J2:datos_150_4000_20_10.J246" chart:data-source-has-labels="row" svg:x="1.331cm" svg:y="2.135cm" svg:width="10.847cm" svg:height="5.7cm">
          <chartooo:coordinate-region svg:x="2.138cm" svg:y="2.135cm" svg:width="9.8cm" svg:height="5.053cm"/>
          <chart:axis chart:dimension="x" chart:name="primary-x" chart:style-name="ch6">
            <chart:title svg:x="5.056cm" svg:y="8.014cm" chart:style-name="ch7">
              <text:p>Ponderaciones (pbest)</text:p>
            </chart:title>
          </chart:axis>
          <chart:axis chart:dimension="y" chart:name="primary-y" chart:style-name="ch8">
            <chart:title svg:x="0.451cm" svg:y="5.585cm" chart:style-name="ch9">
              <text:p>Epocas</text:p>
            </chart:title>
            <chart:grid chart:style-name="ch10" chart:class="major"/>
          </chart:axis>
          <chart:series chart:style-name="ch11" chart:values-cell-range-address="datos_150_4000_20_10.J2:datos_150_4000_20_10.J246" loext:label-string="entrenamiento" chart:class="chart:scatter">
            <chart:domain table:cell-range-address="datos_150_4000_20_10.E2:datos_150_4000_20_10.E246"/>
            <chart:data-point chart:repeated="2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150_4000_20_10.E2:datos_150_4000_20_10.E246</svg:desc>
                </draw:g>
              </table:table-cell>
              <table:table-cell office:value-type="float" office:value="72">
                <text:p>72</text:p>
                <draw:g>
                  <svg:desc>datos_150_4000_20_10.J2:datos_150_4000_20_10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258.583333333333">
                <text:p>258.58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